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outline1">
      <style:graphic-properties fo:min-height="13.61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quisiti Funzionali Obbligatori (RFOB)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1">RFOB1</text:span><text:span text:style-name="T2"> Il sistema dovrà sottoporre periodicamente ai Dipendenti delle domande Precaricate in maniera non invasiva</text:span></text:p>
              </text:list-item>
              <text:list-item>
                <text:p text:style-name="P1"><text:span text:style-name="T1">RFOB2 </text:span><text:span text:style-name="T2">Un Dipendente potrà rispondere o saltare una domanda proposta e richiedere al sistema di venire sottoposto ad una nuova domanda</text:span></text:p>
              </text:list-item>
              <text:list-item>
                <text:p text:style-name="P1"><text:span text:style-name="T1">RFOB3 </text:span><text:span text:style-name="T2">Tutte le azioni di tutti gli Utenti, nel tempo, dovranno essere registrate nel siste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Requisiti Funzionali Obbligatori (RFOB)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1">RFOB4 </text:span><text:span text:style-name="T2">Le domande a cui verranno sottoposti i Dipendenti prevederanno che questi possano rispondere direttamente dalla propria postazione di lavoro, se la domanda viene sottoposta da un dispositivo mobile potrebbero essere previste delle prove pratiche</text:span></text:p>
              </text:list-item>
              <text:list-item>
                <text:p text:style-name="P1"><text:span text:style-name="T1">RFOB5 </text:span><text:span text:style-name="T2">Un Dipendente potrà recuperare la propria password dimenticata, vedere e modificare i propri dati personali e visualizzare le proprie statistiche</text:span></text:p>
              </text:list-item>
              <text:list-item>
                <text:p text:style-name="P1"><text:span text:style-name="T1">RFOB6 </text:span><text:span text:style-name="T2">Il sistema permetterà agli Utenti che hanno effettuato il login di uscire dalla sessione autenticata, ma non di terminare l’applicazi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Requisiti Funzionali<text:tab/>Obbligatori (FOB)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RFOB7</text:span><text:span text:style-name="T2"> L’ Amministratore Azienda dovrà poter gestire gli account dei Dipendenti inserendone i dati personali, visualizzare e modificare gli stessi dati e inoltre vedere le statistiche di ogni utente.</text:span></text:p>
              </text:list-item>
              <text:list-item>
                <text:p text:style-name="P1"><text:span text:style-name="T1">RFOB8 </text:span><text:span text:style-name="T2">Un Amministratore Installatore Autenticato potrà installare il sistema in un’azienda, gestire il server che raccoglie le informazioni delle aziende</text:span></text:p>
              </text:list-item>
              <text:list-item>
                <text:p><text:span text:style-name="T1">RFOB9 </text:span><text:span text:style-name="T2">Un Amministratore Sicurezza avrà la possibilità di consultare, modificare, rimuovere e aggiungere le domande dell’aziend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Requisiti prestazionali Obbligatori (RPOB)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RPOB1</text:span> Il prodotto dovrà essere prestazionale anche nelle ore di traffico massimo della rete</text:p>
              </text:list-item>
              <text:list-item>
                <text:p><text:span text:style-name="T3">RPOB2 </text:span>Il prodotto dovrà essere prestazionale sia se il server delle domande sia interno all’azienda che estern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draw:frame presentation:style-name="pr1" draw:layer="layout" svg:width="25.199cm" svg:height="3.861cm" svg:x="1.4cm" svg:y="0.66cm" presentation:class="title" presentation:user-transformed="true">
          <draw:text-box>
            <text:p>Requisiti di Qualità Obbligatori(RQOB) e Desiderabili(RQD)</text:p>
          </draw:text-box>
        </draw:frame>
        <draw:frame presentation:style-name="pr2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RQOB1</text:span> Sarà fornita documentazione esaustiva di tutte le classi chiave, interfacce del prodotto e metodo sviluppato (<text:span text:style-name="T3">RQD2</text:span>)</text:p>
              </text:list-item>
              <text:list-item>
                <text:p><text:span text:style-name="T3">RQOB3 </text:span>Sarà fornita assieme al software documentazione adeguata riguardo l’installazione e l’utilizzo del sistema</text:p>
              </text:list-item>
              <text:list-item>
                <text:p><text:span text:style-name="T3">RQOB4 </text:span>Sarà fornito un manuale ad uso dei Dipendenti che coprirà gli aspetti di utilizzo del software dal loro punto di vista</text:p>
              </text:list-item>
              <text:list-item>
                <text:p><text:span text:style-name="T3">RQOB5 </text:span>Sarà fornito un manuale ad uso Amministratore Azienda riguardo tutte le azioni che tale Utente potrà compiere</text:p>
              </text:list-item>
              <text:list-item>
                <text:p><text:span text:style-name="T3">RQOB6 </text:span>Sarà fornito un manuale ad uso Amministratore Installatore riguardo l’installazione del prodotto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draw:frame presentation:style-name="pr1" draw:layer="layout" svg:width="25.199cm" svg:height="3.861cm" svg:x="1.4cm" svg:y="0.66cm" presentation:class="title" presentation:user-transformed="true">
          <draw:text-box>
            <text:p>Requisiti di Qualità Obbligatori(RQOB), Opzionali (RQOP) e Desiderabili(RQD)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RQOB7 </text:span>Sarà fornito un manuale ad uso Amministratore Sicurezza riguardo le azioni che potrà compiere tale Utente </text:p>
              </text:list-item>
              <text:list-item>
                <text:p><text:span text:style-name="T3">RQOB8 </text:span>Le interfacce che saranno visibili ai Dipendenti dovranno essere accattivanti e le funzionalità quanto più intuitive, così da invogliare l’utilizzo</text:p>
              </text:list-item>
              <text:list-item>
                <text:p><text:span text:style-name="T3">RQOP9 </text:span>Da ogni schermata sarà possibile raggiungere un’area di aiuto che guiderà l’Utente spiegandogli le operazioni effettuabili nella pagina in cui esso si trova</text:p>
              </text:list-item>
              <text:list-item>
                <text:p><text:span text:style-name="T3">RQD10 </text:span>Le applicazioni WEB aderiranno allo stile W3C</text:p>
              </text:list-item>
              <text:list-item>
                <text:p><text:span text:style-name="T3">RQOB11 </text:span>Tutti i processi di sviluppo aderiranno allo standard ISO/IEC 15504:1998 SP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draw:frame presentation:style-name="pr1" draw:layer="layout" svg:width="25.199cm" svg:height="3.861cm" svg:x="1.4cm" svg:y="0.66cm" presentation:class="title" presentation:user-transformed="true">
          <draw:text-box>
            <text:p>Requisiti di Vincolo Obbligatori (RVOB) e Desiderabili (RVD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RVOB1 </text:span>Il sistema dovrà essere funzionale presso aziende diverse, anche con caratteristiche molto differenti fra di loro</text:p>
              </text:list-item>
              <text:list-item>
                <text:p><text:span text:style-name="T3">RVOB2 </text:span>Il sistema dovrà essere multipiattaforma</text:p>
              </text:list-item>
              <text:list-item>
                <text:p><text:span text:style-name="T3">RVD3 </text:span>L’inserimento delle domande all’interno del sistema dovrà essere particolarmente user-friendly così da non richiedere conoscenze specifiche</text:p>
              </text:list-item>
              <text:list-item>
                <text:p><text:span text:style-name="T3">RVOB4 </text:span>Non si dovranno fare assunzioni sulla locazione dei database delle aziende</text:p>
              </text:list-item>
              <text:list-item>
                <text:p><text:span text:style-name="T3">RVOB5 </text:span>Le funzioni del sistema offerte al Dipendente dovranno essere fruibili tramite interfaccia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7T16:59:11</meta:creation-date>
    <meta:editing-duration>PT1H38M59S</meta:editing-duration>
    <meta:editing-cycles>9</meta:editing-cycles>
    <meta:generator>LibreOffice/3.4$Unix LibreOffice_project/340m1$Build-402</meta:generator>
    <meta:initial-creator>Lorenzo </meta:initial-creator>
    <dc:date>2012-01-09T11:53:25</dc:date>
    <dc:creator>Lorenzo </dc:creator>
    <meta:document-statistic meta:object-count="49"/>
  </office:meta>
</office:document-meta>
</file>